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officeooo:rsid="000ecdc1" officeooo:paragraph-rsid="000ecdc1"/>
    </style:style>
    <style:style style:name="P3" style:family="paragraph" style:parent-style-name="Standard">
      <style:text-properties officeooo:rsid="000ecdc1" officeooo:paragraph-rsid="001c5453"/>
    </style:style>
    <style:style style:name="P4" style:family="paragraph" style:parent-style-name="Standard">
      <style:text-properties officeooo:rsid="000ecdc1" officeooo:paragraph-rsid="001ee011"/>
    </style:style>
    <style:style style:name="P5" style:family="paragraph" style:parent-style-name="Standard">
      <style:text-properties officeooo:rsid="000ecdc1" officeooo:paragraph-rsid="0020d2f0"/>
    </style:style>
    <style:style style:name="P6" style:family="paragraph" style:parent-style-name="Standard">
      <style:text-properties officeooo:rsid="000ecdc1" officeooo:paragraph-rsid="00216e52"/>
    </style:style>
    <style:style style:name="P7" style:family="paragraph" style:parent-style-name="Standard">
      <style:text-properties officeooo:rsid="000ecdc1" officeooo:paragraph-rsid="0023b373"/>
    </style:style>
    <style:style style:name="P8" style:family="paragraph" style:parent-style-name="Standard">
      <style:text-properties officeooo:rsid="000ecdc1" officeooo:paragraph-rsid="00250b92"/>
    </style:style>
    <style:style style:name="P9" style:family="paragraph" style:parent-style-name="Standard">
      <style:text-properties officeooo:rsid="000ecdc1" officeooo:paragraph-rsid="0027e7b7"/>
    </style:style>
    <style:style style:name="P10" style:family="paragraph" style:parent-style-name="Standard">
      <style:text-properties officeooo:rsid="000ecdc1" officeooo:paragraph-rsid="002d7b93"/>
    </style:style>
    <style:style style:name="P11" style:family="paragraph" style:parent-style-name="Standard">
      <style:text-properties officeooo:rsid="000ecdc1" officeooo:paragraph-rsid="002e0fdc"/>
    </style:style>
    <style:style style:name="P12" style:family="paragraph" style:parent-style-name="Standard">
      <style:text-properties officeooo:rsid="000ecdc1" officeooo:paragraph-rsid="0024e906"/>
    </style:style>
    <style:style style:name="P13" style:family="paragraph" style:parent-style-name="Standard">
      <style:text-properties officeooo:rsid="000ecdc1" officeooo:paragraph-rsid="0026bf58"/>
    </style:style>
    <style:style style:name="P14" style:family="paragraph" style:parent-style-name="Standard">
      <style:text-properties fo:font-size="16pt" fo:font-weight="bold" officeooo:rsid="001ac1e1" officeooo:paragraph-rsid="001ac1e1" style:font-size-asian="16pt" style:font-weight-asian="bold" style:font-size-complex="16pt" style:font-weight-complex="bold"/>
    </style:style>
    <style:style style:name="P15" style:family="paragraph" style:parent-style-name="Standard">
      <style:text-properties officeooo:rsid="0013b9c6" officeooo:paragraph-rsid="000ecdc1"/>
    </style:style>
    <style:style style:name="P16" style:family="paragraph" style:parent-style-name="Standard">
      <style:text-properties officeooo:paragraph-rsid="0020d2f0"/>
    </style:style>
    <style:style style:name="P17" style:family="paragraph" style:parent-style-name="Standard">
      <style:text-properties officeooo:rsid="002e733a" officeooo:paragraph-rsid="002e733a"/>
    </style:style>
    <style:style style:name="P18" style:family="paragraph" style:parent-style-name="Standard">
      <style:text-properties fo:font-weight="bold" officeooo:rsid="002e733a" officeooo:paragraph-rsid="002e733a" style:font-weight-asian="bold" style:font-weight-complex="bold"/>
    </style:style>
    <style:style style:name="P19" style:family="paragraph" style:parent-style-name="Standard">
      <style:text-properties style:use-window-font-color="true" officeooo:rsid="001ee011" officeooo:paragraph-rsid="002e733a"/>
    </style:style>
    <style:style style:name="P20" style:family="paragraph" style:parent-style-name="Standard">
      <style:text-properties style:use-window-font-color="true" fo:font-weight="bold" officeooo:rsid="00361232" officeooo:paragraph-rsid="00361232" style:font-weight-asian="bold" style:font-weight-complex="bold"/>
    </style:style>
    <style:style style:name="P21" style:family="paragraph" style:parent-style-name="Standard">
      <style:text-properties officeooo:rsid="00361232" officeooo:paragraph-rsid="00361232"/>
    </style:style>
    <style:style style:name="P22" style:family="paragraph" style:parent-style-name="Standard">
      <style:text-properties officeooo:rsid="0039f963" officeooo:paragraph-rsid="0039f963"/>
    </style:style>
    <style:style style:name="P23" style:family="paragraph" style:parent-style-name="Standard">
      <style:text-properties officeooo:rsid="003af6ac" officeooo:paragraph-rsid="003af6ac"/>
    </style:style>
    <style:style style:name="P24" style:family="paragraph" style:parent-style-name="Standard">
      <style:text-properties officeooo:paragraph-rsid="003af6ac"/>
    </style:style>
    <style:style style:name="P25" style:family="paragraph" style:parent-style-name="Standard">
      <style:text-properties officeooo:rsid="000ecdc1" officeooo:paragraph-rsid="001ee011" fo:background-color="transparent"/>
    </style:style>
    <style:style style:name="P26" style:family="paragraph" style:parent-style-name="Preformatted_20_Text">
      <style:text-properties officeooo:paragraph-rsid="00161d22"/>
    </style:style>
    <style:style style:name="P27" style:family="paragraph" style:parent-style-name="Preformatted_20_Text">
      <style:text-properties officeooo:rsid="00161d22" officeooo:paragraph-rsid="00161d22"/>
    </style:style>
    <style:style style:name="P28" style:family="paragraph" style:parent-style-name="Preformatted_20_Text">
      <style:text-properties officeooo:paragraph-rsid="00168796"/>
    </style:style>
    <style:style style:name="P29" style:family="paragraph" style:parent-style-name="Preformatted_20_Text">
      <style:text-properties officeooo:paragraph-rsid="001c5453"/>
    </style:style>
    <style:style style:name="P30" style:family="paragraph" style:parent-style-name="Preformatted_20_Text">
      <style:text-properties fo:font-size="9pt" officeooo:rsid="001c5453" officeooo:paragraph-rsid="001c5453" style:font-size-asian="9pt" style:font-size-complex="9pt"/>
    </style:style>
    <style:style style:name="P31" style:family="paragraph" style:parent-style-name="Preformatted_20_Text">
      <style:text-properties fo:font-size="9pt" officeooo:rsid="001c5453" officeooo:paragraph-rsid="0027e7b7" style:font-size-asian="9pt" style:font-size-complex="9pt"/>
    </style:style>
    <style:style style:name="P32" style:family="paragraph" style:parent-style-name="Preformatted_20_Text">
      <style:text-properties fo:font-size="9pt" officeooo:rsid="001ef914" officeooo:paragraph-rsid="001ef914" style:font-size-asian="9pt" style:font-size-complex="9pt"/>
    </style:style>
    <style:style style:name="P33" style:family="paragraph" style:parent-style-name="Preformatted_20_Text">
      <style:text-properties fo:font-size="9pt" officeooo:rsid="001ef914" officeooo:paragraph-rsid="0024e906" style:font-size-asian="9pt" style:font-size-complex="9pt"/>
    </style:style>
    <style:style style:name="P34" style:family="paragraph" style:parent-style-name="Preformatted_20_Text">
      <style:text-properties fo:font-size="9pt" officeooo:rsid="0013b9c6" officeooo:paragraph-rsid="001ee011" style:font-size-asian="9pt" style:font-size-complex="9pt"/>
    </style:style>
    <style:style style:name="P35" style:family="paragraph" style:parent-style-name="Preformatted_20_Text">
      <style:text-properties fo:font-size="9pt" fo:font-weight="bold" officeooo:rsid="001ef914" officeooo:paragraph-rsid="001ef914" fo:background-color="#ffff00" style:font-size-asian="9pt" style:font-weight-asian="bold" style:font-size-complex="9pt" style:font-weight-complex="bold"/>
    </style:style>
    <style:style style:name="P36" style:family="paragraph" style:parent-style-name="Preformatted_20_Text">
      <style:text-properties fo:font-size="9pt" fo:font-weight="bold" officeooo:rsid="001ef914" officeooo:paragraph-rsid="003b451e" fo:background-color="transparent" style:font-size-asian="9pt" style:font-weight-asian="bold" style:font-size-complex="9pt" style:font-weight-complex="bold"/>
    </style:style>
    <style:style style:name="P37" style:family="paragraph" style:parent-style-name="Preformatted_20_Text">
      <style:text-properties fo:font-size="9pt" officeooo:rsid="001c5453" officeooo:paragraph-rsid="001c5453" fo:background-color="transparent" style:font-size-asian="9pt" style:font-size-complex="9pt"/>
    </style:style>
    <style:style style:name="P38" style:family="paragraph" style:parent-style-name="Preformatted_20_Text">
      <style:text-properties fo:font-size="9pt" officeooo:rsid="001c5453" officeooo:paragraph-rsid="003b451e" fo:background-color="transparent" style:font-size-asian="9pt" style:font-size-complex="9pt"/>
    </style:style>
    <style:style style:name="P39" style:family="paragraph" style:parent-style-name="Preformatted_20_Text">
      <style:text-properties fo:font-weight="bold" officeooo:paragraph-rsid="001c5453" style:font-weight-asian="bold" style:font-weight-complex="bold"/>
    </style:style>
    <style:style style:name="P40" style:family="paragraph" style:parent-style-name="Preformatted_20_Text">
      <style:text-properties fo:font-weight="bold" officeooo:rsid="001bac4a" officeooo:paragraph-rsid="0023b373" style:font-weight-asian="bold" style:font-weight-complex="bold"/>
    </style:style>
    <style:style style:name="P41" style:family="paragraph" style:parent-style-name="Preformatted_20_Text">
      <style:text-properties fo:font-weight="bold" officeooo:rsid="001bac4a" officeooo:paragraph-rsid="0026bf58" style:font-weight-asian="bold" style:font-weight-complex="bold"/>
    </style:style>
    <style:style style:name="P42" style:family="paragraph" style:parent-style-name="Preformatted_20_Text">
      <style:text-properties fo:font-weight="bold" officeooo:rsid="001c5453" officeooo:paragraph-rsid="001c5453" style:font-weight-asian="bold" style:font-weight-complex="bold"/>
    </style:style>
    <style:style style:name="P43" style:family="paragraph" style:parent-style-name="Preformatted_20_Text">
      <style:text-properties fo:font-weight="bold" officeooo:rsid="001ee011" officeooo:paragraph-rsid="001ee011" fo:background-color="#ffff00" style:font-weight-asian="bold" style:font-weight-complex="bold"/>
    </style:style>
    <style:style style:name="P44" style:family="paragraph" style:parent-style-name="Preformatted_20_Text">
      <style:text-properties fo:font-weight="bold" officeooo:rsid="001ee011" officeooo:paragraph-rsid="003b451e" fo:background-color="transparent" style:font-weight-asian="bold" style:font-weight-complex="bold"/>
    </style:style>
    <style:style style:name="P45" style:family="paragraph" style:parent-style-name="Preformatted_20_Text">
      <style:text-properties officeooo:rsid="001ee011" officeooo:paragraph-rsid="001ee011"/>
    </style:style>
    <style:style style:name="P46" style:family="paragraph" style:parent-style-name="Preformatted_20_Text">
      <style:text-properties officeooo:rsid="001bac4a" officeooo:paragraph-rsid="00250b92"/>
    </style:style>
    <style:style style:name="P47" style:family="paragraph" style:parent-style-name="Preformatted_20_Text">
      <style:text-properties officeooo:rsid="001bac4a" officeooo:paragraph-rsid="0026bf58"/>
    </style:style>
    <style:style style:name="P48" style:family="paragraph" style:parent-style-name="Preformatted_20_Text">
      <style:text-properties officeooo:rsid="001bac4a" officeooo:paragraph-rsid="0027e7b7"/>
    </style:style>
    <style:style style:name="P49" style:family="paragraph" style:parent-style-name="Preformatted_20_Text">
      <style:text-properties style:use-window-font-color="true" officeooo:rsid="001bac4a" officeooo:paragraph-rsid="0023b373"/>
    </style:style>
    <style:style style:name="P50" style:family="paragraph" style:parent-style-name="Preformatted_20_Text">
      <style:text-properties style:use-window-font-color="true" officeooo:rsid="001bac4a" officeooo:paragraph-rsid="00250b92"/>
    </style:style>
    <style:style style:name="P51" style:family="paragraph" style:parent-style-name="Preformatted_20_Text">
      <style:text-properties style:use-window-font-color="true" officeooo:rsid="001bac4a" officeooo:paragraph-rsid="0026bf58"/>
    </style:style>
    <style:style style:name="P52" style:family="paragraph" style:parent-style-name="Preformatted_20_Text">
      <style:text-properties style:use-window-font-color="true" officeooo:rsid="001bac4a" officeooo:paragraph-rsid="00380130"/>
    </style:style>
    <style:style style:name="P53" style:family="paragraph" style:parent-style-name="Preformatted_20_Text">
      <style:text-properties style:use-window-font-color="true" fo:font-weight="bold" officeooo:rsid="001bac4a" officeooo:paragraph-rsid="0026bf58" style:font-weight-asian="bold" style:font-weight-complex="bold"/>
    </style:style>
    <style:style style:name="P54" style:family="paragraph" style:parent-style-name="Preformatted_20_Text">
      <style:text-properties style:use-window-font-color="true" officeooo:rsid="001bac4a" officeooo:paragraph-rsid="0024e906" fo:background-color="transparent"/>
    </style:style>
    <style:style style:name="P55" style:family="paragraph" style:parent-style-name="Preformatted_20_Text">
      <style:text-properties style:use-window-font-color="true" officeooo:rsid="00380130" officeooo:paragraph-rsid="00380130"/>
    </style:style>
    <style:style style:name="P56" style:family="paragraph" style:parent-style-name="Preformatted_20_Text">
      <style:text-properties officeooo:rsid="002d7b93" officeooo:paragraph-rsid="002e0fdc"/>
    </style:style>
    <style:style style:name="P57" style:family="paragraph" style:parent-style-name="Preformatted_20_Text">
      <style:text-properties style:font-name="Liberation Serif1" fo:font-size="12pt" officeooo:rsid="001bac4a" officeooo:paragraph-rsid="00250b92" style:font-size-asian="12pt" style:font-size-complex="12pt"/>
    </style:style>
    <style:style style:name="P58" style:family="paragraph" style:parent-style-name="Preformatted_20_Text">
      <style:text-properties style:font-name="Liberation Serif1" fo:font-size="12pt" officeooo:rsid="00250b92" officeooo:paragraph-rsid="00250b92" style:font-size-asian="12pt" style:font-size-complex="12pt"/>
    </style:style>
    <style:style style:name="P59" style:family="paragraph" style:parent-style-name="Standard">
      <style:paragraph-properties fo:margin-left="1.251cm" fo:margin-right="0cm" fo:text-indent="0cm" style:auto-text-indent="false"/>
      <style:text-properties officeooo:paragraph-rsid="0020d2f0"/>
    </style:style>
    <style:style style:name="P60" style:family="paragraph" style:parent-style-name="Standard">
      <style:paragraph-properties fo:margin-left="1.251cm" fo:margin-right="0cm" fo:text-indent="0cm" style:auto-text-indent="false"/>
      <style:text-properties officeooo:paragraph-rsid="003943b3"/>
    </style:style>
    <style:style style:name="P61" style:family="paragraph" style:parent-style-name="Text_20_body">
      <style:text-properties officeooo:rsid="001ee011" officeooo:paragraph-rsid="0023b373"/>
    </style:style>
    <style:style style:name="P62" style:family="paragraph" style:parent-style-name="Text_20_body">
      <style:text-properties officeooo:rsid="001ee011" officeooo:paragraph-rsid="002d7b93"/>
    </style:style>
    <style:style style:name="P63" style:family="paragraph" style:parent-style-name="Text_20_body">
      <style:text-properties officeooo:paragraph-rsid="0024e906"/>
    </style:style>
    <style:style style:name="P64" style:family="paragraph" style:parent-style-name="Text_20_body">
      <style:text-properties fo:font-size="9pt" officeooo:rsid="001ef914" style:font-size-asian="9pt" style:font-size-complex="9pt"/>
    </style:style>
    <style:style style:name="P65" style:family="paragraph" style:parent-style-name="Standard">
      <style:paragraph-properties fo:break-before="page"/>
    </style:style>
    <style:style style:name="P66" style:family="paragraph" style:parent-style-name="Contents_20_5">
      <style:paragraph-properties>
        <style:tab-stops>
          <style:tab-stop style:position="15.406cm" style:type="right" style:leader-style="dotted" style:leader-text="."/>
        </style:tab-stops>
      </style:paragraph-properties>
    </style:style>
    <style:style style:name="P67" style:family="paragraph" style:parent-style-name="Standard">
      <style:text-properties fo:font-weight="bold" officeooo:rsid="002e733a" officeooo:paragraph-rsid="003ff7fc" style:font-weight-asian="bold" style:font-weight-complex="bold"/>
    </style:style>
    <style:style style:name="P68" style:family="paragraph" style:parent-style-name="Standard">
      <style:text-properties fo:font-weight="bold" officeooo:rsid="002e733a" officeooo:paragraph-rsid="003ff7fc" fo:background-color="#ffff00" style:font-weight-asian="bold" style:font-weight-complex="bold"/>
    </style:style>
    <style:style style:name="P69" style:family="paragraph" style:parent-style-name="Standard">
      <style:text-properties fo:font-weight="bold" officeooo:rsid="002e733a" officeooo:paragraph-rsid="002e733a" fo:background-color="#ffff00" style:font-weight-asian="bold" style:font-weight-complex="bold"/>
    </style:style>
    <style:style style:name="P70" style:family="paragraph" style:parent-style-name="Heading_20_5">
      <style:text-properties officeooo:rsid="0020d2f0" officeooo:paragraph-rsid="0020d2f0"/>
    </style:style>
    <style:style style:name="P71" style:family="paragraph" style:parent-style-name="Heading_20_5">
      <style:text-properties officeooo:rsid="000ecdc1"/>
    </style:style>
    <style:style style:name="P72" style:family="paragraph" style:parent-style-name="Heading_20_5">
      <style:text-properties officeooo:rsid="000ecdc1" officeooo:paragraph-rsid="00216e52"/>
    </style:style>
    <style:style style:name="P73" style:family="paragraph" style:parent-style-name="Heading_20_5">
      <style:text-properties officeooo:rsid="0011b245"/>
    </style:style>
    <style:style style:name="P74" style:family="paragraph" style:parent-style-name="Heading_20_5">
      <style:text-properties officeooo:rsid="0011b245" officeooo:paragraph-rsid="001c5453"/>
    </style:style>
    <style:style style:name="P75" style:family="paragraph" style:parent-style-name="Heading_20_5">
      <style:text-properties officeooo:rsid="0011b245" officeooo:paragraph-rsid="001ee011"/>
    </style:style>
    <style:style style:name="P76" style:family="paragraph" style:parent-style-name="Heading_20_5">
      <style:text-properties officeooo:rsid="0011b245" officeooo:paragraph-rsid="002e0fdc"/>
    </style:style>
    <style:style style:name="P77" style:family="paragraph" style:parent-style-name="Heading_20_5">
      <style:text-properties officeooo:rsid="0011b245" officeooo:paragraph-rsid="002d7b93"/>
    </style:style>
    <style:style style:name="P78" style:family="paragraph" style:parent-style-name="Heading_20_5">
      <style:text-properties officeooo:rsid="0011b245" officeooo:paragraph-rsid="0023b373"/>
    </style:style>
    <style:style style:name="P79" style:family="paragraph" style:parent-style-name="Heading_20_5">
      <style:text-properties officeooo:rsid="0011b245" officeooo:paragraph-rsid="0024e906"/>
    </style:style>
    <style:style style:name="P80" style:family="paragraph" style:parent-style-name="Heading_20_5">
      <style:text-properties officeooo:rsid="0011b245" officeooo:paragraph-rsid="0026bf58"/>
    </style:style>
    <style:style style:name="P81" style:family="paragraph" style:parent-style-name="Heading_20_5">
      <style:text-properties officeooo:rsid="0023b373" officeooo:paragraph-rsid="00250b92"/>
    </style:style>
    <style:style style:name="P82" style:family="paragraph" style:parent-style-name="Heading_20_5">
      <style:text-properties officeooo:rsid="0023b373" officeooo:paragraph-rsid="0027e7b7"/>
    </style:style>
    <style:style style:name="P83" style:family="paragraph" style:parent-style-name="Heading_20_5">
      <style:text-properties officeooo:rsid="0023b373" officeooo:paragraph-rsid="002e1c3d"/>
    </style:style>
    <style:style style:name="P84" style:family="paragraph" style:parent-style-name="Heading_20_5">
      <style:text-properties officeooo:rsid="0023b373" officeooo:paragraph-rsid="003af6ac"/>
    </style:style>
    <style:style style:name="P85" style:family="paragraph" style:parent-style-name="Preformatted_20_Text">
      <style:text-properties style:font-name="Liberation Serif" fo:font-size="12pt" fo:font-weight="bold" officeooo:rsid="002d7b93" officeooo:paragraph-rsid="002d7b93" style:font-size-asian="12pt" style:font-weight-asian="bold" style:font-size-complex="12pt" style:font-weight-complex="bold"/>
    </style:style>
    <style:style style:name="P86" style:family="paragraph" style:parent-style-name="Preformatted_20_Text">
      <style:text-properties style:font-name="Liberation Serif" fo:font-size="12pt" officeooo:rsid="002d7b93" officeooo:paragraph-rsid="002d7b93" style:font-size-asian="12pt" style:font-size-complex="12pt"/>
    </style:style>
    <style:style style:name="P87" style:family="paragraph" style:parent-style-name="Preformatted_20_Text">
      <style:paragraph-properties fo:margin-left="1.251cm" fo:margin-right="0cm" fo:text-indent="0cm" style:auto-text-indent="false"/>
      <style:text-properties style:font-name="Liberation Serif" fo:font-size="12pt" officeooo:rsid="002d7b93" officeooo:paragraph-rsid="002d7b93" style:font-size-asian="12pt" style:font-size-complex="12pt"/>
    </style:style>
    <style:style style:name="T1" style:family="text">
      <style:text-properties officeooo:rsid="0032451b"/>
    </style:style>
    <style:style style:name="T2" style:family="text">
      <style:text-properties officeooo:rsid="00161d22"/>
    </style:style>
    <style:style style:name="T3" style:family="text">
      <style:text-properties officeooo:rsid="00168796"/>
    </style:style>
    <style:style style:name="T4" style:family="text">
      <style:text-properties officeooo:rsid="001c5453"/>
    </style:style>
    <style:style style:name="T5" style:family="text">
      <style:text-properties officeooo:rsid="001ee011"/>
    </style:style>
    <style:style style:name="T6" style:family="text">
      <style:text-properties fo:font-weight="bold" style:font-weight-asian="bold" style:font-weight-complex="bold"/>
    </style:style>
    <style:style style:name="T7" style:family="text">
      <style:text-properties fo:font-weight="bold" officeooo:rsid="003b451e" style:font-weight-asian="bold" style:font-weight-complex="bold"/>
    </style:style>
    <style:style style:name="T8" style:family="text">
      <style:text-properties fo:font-weight="bold" officeooo:rsid="0026bf58" style:font-weight-asian="bold" style:font-weight-complex="bold"/>
    </style:style>
    <style:style style:name="T9" style:family="text">
      <style:text-properties fo:font-weight="bold" officeooo:rsid="002b9bea" style:font-weight-asian="bold" style:font-weight-complex="bold"/>
    </style:style>
    <style:style style:name="T10" style:family="text">
      <style:text-properties fo:font-weight="bold" fo:background-color="transparent" loext:char-shading-value="0" style:font-weight-asian="bold" style:font-weight-complex="bold"/>
    </style:style>
    <style:style style:name="T11" style:family="text">
      <style:text-properties fo:font-weight="bold" officeooo:rsid="003b451e" fo:background-color="transparent" loext:char-shading-value="0" style:font-weight-asian="bold" style:font-weight-complex="bold"/>
    </style:style>
    <style:style style:name="T12" style:family="text">
      <style:text-properties officeooo:rsid="001ef914"/>
    </style:style>
    <style:style style:name="T13" style:family="text">
      <style:text-properties officeooo:rsid="0023b373"/>
    </style:style>
    <style:style style:name="T14" style:family="text">
      <style:text-properties fo:color="#0000ff"/>
    </style:style>
    <style:style style:name="T15" style:family="text">
      <style:text-properties fo:color="#0000ff" officeooo:rsid="00250b92"/>
    </style:style>
    <style:style style:name="T16" style:family="text">
      <style:text-properties fo:color="#0000ff" officeooo:rsid="0026bf58"/>
    </style:style>
    <style:style style:name="T17" style:family="text">
      <style:text-properties officeooo:rsid="0024e906"/>
    </style:style>
    <style:style style:name="T18" style:family="text">
      <style:text-properties officeooo:rsid="0026bf58"/>
    </style:style>
    <style:style style:name="T19" style:family="text">
      <style:text-properties officeooo:rsid="002b9bea"/>
    </style:style>
    <style:style style:name="T20" style:family="text">
      <style:text-properties officeooo:rsid="002d7b93"/>
    </style:style>
    <style:style style:name="T21" style:family="text">
      <style:text-properties officeooo:rsid="002e0fdc"/>
    </style:style>
    <style:style style:name="T22" style:family="text">
      <style:text-properties officeooo:rsid="002e1c3d"/>
    </style:style>
    <style:style style:name="T23" style:family="text">
      <style:text-properties officeooo:rsid="0032ff5d"/>
    </style:style>
    <style:style style:name="T24" style:family="text">
      <style:text-properties officeooo:rsid="0034414f"/>
    </style:style>
    <style:style style:name="T25" style:family="text">
      <style:text-properties officeooo:rsid="00380130"/>
    </style:style>
    <style:style style:name="T26" style:family="text">
      <style:text-properties officeooo:rsid="0038092e"/>
    </style:style>
    <style:style style:name="T27" style:family="text">
      <style:text-properties officeooo:rsid="0039e64d"/>
    </style:style>
    <style:style style:name="T28" style:family="text">
      <style:text-properties officeooo:rsid="003af6a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ataGuard</text:p>
      <text:p text:style-name="P2"/>
      <text:h text:style-name="P70" text:outline-level="5"><text:bookmark-start text:name="__RefHeading__714_931882249"/>In what protection modes can you use DataGuard?<text:bookmark-end text:name="__RefHeading__714_931882249"/></text:h>
      <text:p text:style-name="P5"/>
      <text:p text:style-name="P16"><text:span text:style-name="T6">Maximum protection</text:span> : </text:p>
      <text:p text:style-name="P16"><text:tab/><text:span text:style-name="T6">zero data loss</text:span> (sync)</text:p>
      <text:p text:style-name="P59"><text:span text:style-name="T26">A</text:span> transaction must be written to both the online redo log and to at least one synchronized standby database before the transaction commits.</text:p>
      <text:p text:style-name="P16"><text:span text:style-name="T6">Maximum availability</text:span> : </text:p>
      <text:p text:style-name="P59"><text:span text:style-name="T6">zero data loss</text:span> - assuming that prior to failure there was no disruption of synchronous communication</text:p>
      <text:p text:style-name="P60"><text:span text:style-name="T26">A</text:span> transaction must be written to both the online redo log and to at least one synchronized standby database before the transaction commits.</text:p>
      <text:p text:style-name="P60">If the primary database cannot write its redo stream to at least one synchronized standby database, it operates as if it were in maximum performance mode to preserve primary database availability until it is again able to write its redo stream to a synchronized standby database.</text:p>
      <text:p text:style-name="P16"><text:span text:style-name="T6">Maximum performance</text:span> : </text:p>
      <text:p text:style-name="P59"><text:span text:style-name="T6">minimal data loss</text:span> - as little as a few seconds, depending on network bandwidth (async)</text:p>
      <text:p text:style-name="P60">Redo data is also written asynchronously to one or more standby databases.</text:p>
      <text:p text:style-name="P60"/>
      <text:h text:style-name="P72" text:outline-level="5"><text:bookmark-start text:name="__RefHeading__716_931882249"/><text:span text:style-name="T23">What failover modes can you use in DataGuard</text:span>?<text:bookmark-end text:name="__RefHeading__716_931882249"/></text:h>
      <text:p text:style-name="P6"/>
      <text:p text:style-name="Standard">Fast-Start failover with maximum availability protection (sync)<text:tab/><text:tab/>- 10gR2</text:p>
      <text:p text:style-name="Standard">Fast-Start failover with maximum performance (async)<text:tab/><text:tab/><text:tab/>- since 11g</text:p>
      <text:p text:style-name="Standard"/>
      <text:h text:style-name="P71" text:outline-level="5"><text:bookmark-start text:name="__RefHeading__718_931882249"/>How <text:span text:style-name="T2">do you check the network configuration</text:span>?<text:bookmark-end text:name="__RefHeading__718_931882249"/></text:h>
      <text:p text:style-name="P2"/>
      <text:p text:style-name="P26">$ <text:span text:style-name="T2">ifconfig -a</text:span></text:p>
      <text:p text:style-name="P27">$ ifconfig -a | grep eth</text:p>
      <text:p text:style-name="P2"/>
      <text:h text:style-name="P73" text:outline-level="5"><text:bookmark-start text:name="__RefHeading__720_931882249"/>How do you <text:span text:style-name="T3">check the kernel parameters</text:span>?<text:bookmark-end text:name="__RefHeading__720_931882249"/></text:h>
      <text:p text:style-name="P2"/>
      <text:p text:style-name="P28">$ <text:span text:style-name="T3">cat /etc/sysctl.conf</text:span></text:p>
      <text:p text:style-name="P15"/>
      <text:h text:style-name="P74" text:outline-level="5"><text:bookmark-start text:name="__RefHeading__722_931882249"/><text:span text:style-name="T4">What parameters to you need to set in a standby environment</text:span>?<text:bookmark-end text:name="__RefHeading__722_931882249"/></text:h>
      <text:p text:style-name="P3"/>
      <text:p text:style-name="P42">Production server:</text:p>
      <text:p text:style-name="P29"/>
      <text:p text:style-name="P37"><text:span text:style-name="T6">log_archive_dest_2</text:span><text:tab/><text:tab/>= SERVICE=SdbyDB REOPEN=60 </text:p>
      <text:p text:style-name="P37"><text:span text:style-name="T6">standby_archive_dest</text:span><text:tab/>= '/oracle/Sdby/archive/' </text:p>
      <text:p text:style-name="P37">standby_file_management<text:tab/>= auto </text:p>
      <text:p text:style-name="P37">remote_archive_enable<text:tab/>= true <text:s text:c="5"/># not needed for 10gr2 </text:p>
      <text:p text:style-name="P37"><text:span text:style-name="T6">fal_</text:span><text:span text:style-name="T7">server</text:span><text:tab/><text:tab/><text:tab/>= <text:span text:style-name="T6">SdbyDB</text:span></text:p>
      <text:p text:style-name="P30"><text:span text:style-name="T10">fal_</text:span><text:span text:style-name="T11">client</text:span><text:tab/><text:tab/><text:tab/>= ProdDB</text:p>
      <text:p text:style-name="P39"/>
      <text:p text:style-name="P39"/>
      <text:p text:style-name="P42">Standby server:</text:p>
      <text:p text:style-name="P29"/>
      <text:p text:style-name="P37"><text:span text:style-name="T6">log_archive_dest_2</text:span><text:tab/><text:tab/>= SERVICE= SdbyDB_prd REOPEN=60 </text:p>
      <text:p text:style-name="P37"><text:soft-page-break/>standby_archive_dest<text:tab/>= '/oracle/SdbyDB/archive/' </text:p>
      <text:p text:style-name="P37">standby_file_management<text:tab/>= auto </text:p>
      <text:p text:style-name="P38"><text:span text:style-name="T6">fal_server</text:span><text:tab/><text:tab/><text:tab/>= <text:span text:style-name="T6">ProdDB</text:span></text:p>
      <text:p text:style-name="P38"><text:span text:style-name="T6">fal_client</text:span><text:tab/><text:tab/><text:tab/>= SdbyDB</text:p>
      <text:p text:style-name="P30"/>
      <text:h text:style-name="P75" text:outline-level="5"><text:bookmark-start text:name="__RefHeading__724_931882249"/><text:span text:style-name="T5">Which views to you use to monitor the standby database</text:span>?<text:bookmark-end text:name="__RefHeading__724_931882249"/></text:h>
      <text:p text:style-name="P4"/>
      <text:p text:style-name="P44">V$ARCHIVE_GAP</text:p>
      <text:p text:style-name="P36">V$ARCHIVED_LOG</text:p>
      <text:p text:style-name="P36">V$MANAGED_STANDBY</text:p>
      <text:p text:style-name="P25"/>
      <text:p text:style-name="P4"/>
      <text:p text:style-name="P43">V$ARCHIVE_GAP</text:p>
      <text:p text:style-name="P45"/>
      <text:p text:style-name="Text_20_body">This view will show if there is a gap in the sequence of logs that need to be applied, <text:span text:style-name="T5">e.g:</text:span> </text:p>
      <text:p text:style-name="P45"/>
      <text:p text:style-name="P45">S<text:span text:style-name="T17">ELECT</text:span> * <text:span text:style-name="T17">FROM</text:span> v$archive_gap; </text:p>
      <text:p text:style-name="P45"/>
      <text:p text:style-name="P45">THREAD# <text:s text:c="4"/>LOW_SEQUENCE# <text:s text:c="3"/>HIGH_SEQUENCE# </text:p>
      <text:p text:style-name="P45">----------- ---------------- --------------- </text:p>
      <text:p text:style-name="P45">1 <text:s text:c="10"/>443 <text:s text:c="13"/>446 </text:p>
      <text:p text:style-name="P45"><text:s/></text:p>
      <text:p text:style-name="Text_20_body">This shows that logs 443 to 446 are missing.</text:p>
      <text:p text:style-name="P34"/>
      <text:p text:style-name="P30"/>
      <text:p text:style-name="P35">V$ARCHIVED_LOG </text:p>
      <text:p text:style-name="P32"/>
      <text:p text:style-name="P63">This view is possibly the most useful view, it shows which archive logs have been applied and which have not. <text:span text:style-name="T12">e.g.</text:span>: </text:p>
      <text:p text:style-name="P32"/>
      <text:p text:style-name="P32">S<text:span text:style-name="T17">ELECT </text:span>name, archived,applied, status </text:p>
      <text:p text:style-name="P32"><text:s text:c="6"/>,to_char(COMPLETION_TIME,'dd-mon-yyyy hh24:mi:ss')”Completed” </text:p>
      <text:p text:style-name="P32"><text:span text:style-name="T17">FROM</text:span> v$ARCHIVED_LOG </text:p>
      <text:p text:style-name="P32"><text:span text:style-name="T17">WHERE</text:span> applied = 'NO'; </text:p>
      <text:p text:style-name="P32"/>
      <text:p text:style-name="P32"/>
      <text:p text:style-name="P32">NAME <text:s text:c="41"/>ARC APP S Completed </text:p>
      <text:p text:style-name="P32">--------------------------------------------- --- --- - -------------------- </text:p>
      <text:p text:style-name="P32">/oracle/INVENT/archive/T0001S0000085083.ARC <text:s text:c="2"/>YES NO <text:s/>A 19-may-2005 11:25:01 </text:p>
      <text:p text:style-name="P32">/oracle/INVENT/archive/T0001S0000085082.ARC <text:s text:c="2"/>YES NO <text:s/>A 19-may-2005 11:25:01 </text:p>
      <text:p text:style-name="P32">/oracle/INVENT/archive/T0001S0000085081.ARC <text:s text:c="2"/>YES NO <text:s/>A 19-may-2005 11:25:01 </text:p>
      <text:p text:style-name="P32">/oracle/INVENT/archive/T0001S0000085080.ARC <text:s text:c="2"/>YES NO <text:s/>A 19-may-2005 11:25:01 </text:p>
      <text:p text:style-name="P32"/>
      <text:p text:style-name="P32"/>
      <text:p text:style-name="Standard">This will show the latest log that has been applied to the standby Database. </text:p>
      <text:p text:style-name="Text_20_body"/>
      <text:p text:style-name="Standard">Lag in archive logs applied is the difference between the below values</text:p>
      <text:p text:style-name="P54"/>
      <text:p text:style-name="P54"><text:span text:style-name="T17">SELECT </text:span>max(sequence#) <text:span text:style-name="T17">FROM</text:span> v$archived_log;</text:p>
      <text:p text:style-name="P54"><text:span text:style-name="T17">SELECT</text:span> max(sequence#) <text:span text:style-name="T17">FROM</text:span> v$archived_log <text:span text:style-name="T17">WHEER</text:span> applied='Y';</text:p>
      <text:p text:style-name="P64"/>
      <text:p text:style-name="P32"/>
      <text:p text:style-name="P35">V$MANAGED_STANDBY</text:p>
      <text:p text:style-name="P32"/>
      <text:p text:style-name="Text_20_body">This view shows generic information about the Standby Database, i.e. processes running , status of processes etc. </text:p>
      <text:p text:style-name="P32"/>
      <text:p text:style-name="P33">S<text:span text:style-name="T17">ELECT</text:span> process, status, thread#, sequence#, block#, blocks </text:p>
      <text:p text:style-name="P33"><text:span text:style-name="T17">FROM</text:span> v$managed_standby; </text:p>
      <text:p text:style-name="P32"><text:soft-page-break/></text:p>
      <text:p text:style-name="P32">PROCESS STATUS <text:s text:c="9"/>THREAD# <text:s/>SEQUENCE# <text:s text:c="4"/>BLOCK# <text:s text:c="4"/>BLOCKS </text:p>
      <text:p text:style-name="P32">------- ------------- ---------- ---------- ---------- --------- </text:p>
      <text:p text:style-name="P32">ARCH <text:s text:c="3"/>CONNECTED <text:s text:c="12"/>0 <text:s text:c="9"/>0 <text:s text:c="9"/>0 <text:s text:c="9"/>0 </text:p>
      <text:p text:style-name="P32">ARCH <text:s text:c="3"/>CONNECTED <text:s text:c="12"/>0 <text:s text:c="9"/>0 <text:s text:c="9"/>0 <text:s text:c="9"/>0 </text:p>
      <text:p text:style-name="P32">MRP0 <text:s text:c="3"/>WAIT_FOR_GAP <text:s text:c="9"/>1 <text:s text:c="5"/>83794 <text:s text:c="9"/>0 <text:s text:c="9"/>0 </text:p>
      <text:p text:style-name="P32">RFS <text:s text:c="4"/>ATTACHED <text:s text:c="13"/>1 <text:s text:c="5"/>83798 <text:s text:c="7"/>356 <text:s text:c="7"/>356 </text:p>
      <text:p text:style-name="P32">RFS <text:s text:c="4"/>ATTACHED <text:s text:c="13"/>1 <text:s text:c="5"/>83797 <text:s text:c="9"/>1 <text:s text:c="9"/>1 </text:p>
      <text:p text:style-name="P32"/>
      <text:p text:style-name="Text_20_body">block# shows which block it is on and blocks = no. of blks to be done. </text:p>
      <text:p text:style-name="Text_20_body"/>
      <text:h text:style-name="P76" text:outline-level="5"><text:bookmark-start text:name="__RefHeading__726_931882249"/><text:span text:style-name="T21">Name some DataGuard services</text:span>?<text:bookmark-end text:name="__RefHeading__726_931882249"/></text:h>
      <text:p text:style-name="P11"/>
      <text:p text:style-name="Standard">Data guard <text:span text:style-name="T6">redo transport services </text:span></text:p>
      <text:p text:style-name="Standard">Data guard <text:span text:style-name="T6">apply services</text:span> </text:p>
      <text:p text:style-name="Standard">Data guard role <text:span text:style-name="T6">management services </text:span></text:p>
      <text:p text:style-name="P56"/>
      <text:h text:style-name="P77" text:outline-level="5"><text:bookmark-start text:name="__RefHeading__728_931882249"/><text:span text:style-name="T20">What apply services exist for standby databases</text:span>?<text:bookmark-end text:name="__RefHeading__728_931882249"/></text:h>
      <text:p text:style-name="P10"/>
      <text:p text:style-name="P85">Redo apply</text:p>
      <text:p text:style-name="P86"><text:tab/>Used for physical standby databases .</text:p>
      <text:p text:style-name="P87">Uses the managed recovery process (MRP). MRP reads redo logs and applies them to the standby database.</text:p>
      <text:p text:style-name="P85">SQL apply</text:p>
      <text:p text:style-name="P86"><text:tab/>Used for logical standby databases.</text:p>
      <text:p text:style-name="P86"><text:tab/>Redo data received gets converted into SQL statements.</text:p>
      <text:p text:style-name="P62"/>
      <text:h text:style-name="P78" text:outline-level="5"><text:bookmark-start text:name="__RefHeading__730_931882249"/><text:span text:style-name="T13">How do you activate a standby database</text:span>?<text:bookmark-end text:name="__RefHeading__730_931882249"/></text:h>
      <text:p text:style-name="P7"/>
      <text:p text:style-name="P40">Standby:</text:p>
      <text:p text:style-name="P49"><text:s text:c="2"/>ALTER DATABASE <text:span text:style-name="T6">RECOVER MANAGED STANDBY</text:span> DATABASE CANCEL;</text:p>
      <text:p text:style-name="P49"><text:s text:c="2"/>ALTER DATABASE <text:span text:style-name="T6">ACTIVATE STANDBY</text:span> DATABASE;</text:p>
      <text:p text:style-name="Standard"><text:s text:c="4"/>Bounce the standby database and back it up</text:p>
      <text:p text:style-name="P61"/>
      <text:h text:style-name="P79" text:outline-level="5"><text:bookmark-start text:name="__RefHeading__732_931882249"/><text:span text:style-name="T13">How do you switch over to the standby database</text:span>?<text:bookmark-end text:name="__RefHeading__732_931882249"/></text:h>
      <text:p text:style-name="P12"/>
      <text:p text:style-name="P68">On original primary db:</text:p>
      <text:p text:style-name="P67"><text:s/></text:p>
      <text:p text:style-name="P17">- <text:span text:style-name="T6">Initialize the switchover</text:span> operation (on primary db). </text:p>
      <text:p text:style-name="Preformatted_20_Text"><text:tab/>alter database commit to <text:span text:style-name="T6">switchover to physical standby</text:span> ... </text:p>
      <text:p text:style-name="Standard">- <text:span text:style-name="T6">Shutdown and restart the primary db</text:span>. </text:p>
      <text:p text:style-name="Preformatted_20_Text"><text:tab/>shutdown normal </text:p>
      <text:p text:style-name="Preformatted_20_Text"><text:tab/>startup nomount </text:p>
      <text:p text:style-name="Preformatted_20_Text"><text:tab/>alter database mount standby database; </text:p>
      <text:p text:style-name="P17"/>
      <text:p text:style-name="P69">On original standby db: </text:p>
      <text:p text:style-name="P18"/>
      <text:p text:style-name="P17">- <text:span text:style-name="T6">Switch the standby</text:span> role to primary role: </text:p>
      <text:p text:style-name="Preformatted_20_Text"><text:tab/>alter database <text:span text:style-name="T6">commit to switchover to primary </text:span></text:p>
      <text:p text:style-name="P17"><text:soft-page-break/>- <text:span text:style-name="T6">Shutdown and restart the new primary</text:span> db: </text:p>
      <text:p text:style-name="Preformatted_20_Text"><text:tab/>shutdown </text:p>
      <text:p text:style-name="Preformatted_20_Text"><text:tab/>startup </text:p>
      <text:p text:style-name="P17"/>
      <text:p text:style-name="P69">On the new standby db: </text:p>
      <text:p text:style-name="P69"/>
      <text:p text:style-name="P17">- <text:span text:style-name="T6">Put</text:span> the <text:span text:style-name="T6">standby</text:span> database<text:span text:style-name="T6"> in managed recovery mode</text:span>: </text:p>
      <text:p text:style-name="Preformatted_20_Text"><text:tab/>alter database <text:span text:style-name="T6">recover managed standby database</text:span></text:p>
      <text:p text:style-name="P19"/>
      <text:h text:style-name="P80" text:outline-level="5"><text:bookmark-start text:name="__RefHeading__734_931882249"/><text:span text:style-name="T13">How do you create a standby database</text:span>?<text:bookmark-end text:name="__RefHeading__734_931882249"/></text:h>
      <text:p text:style-name="P13"/>
      <text:p text:style-name="P21"><text:span text:style-name="T6">Option 1:</text:span> Create the standby database from a backup.</text:p>
      <text:p text:style-name="P21"/>
      <text:p text:style-name="P53">Primary:</text:p>
      <text:p text:style-name="P47">1. <text:span text:style-name="T6">Backup</text:span> prod db</text:p>
      <text:p text:style-name="P47">2. Copy backup to standby host</text:p>
      <text:p text:style-name="P47">3. <text:span text:style-name="T6">Create a standby control file</text:span></text:p>
      <text:p text:style-name="P47"><text:span text:style-name="T14"><text:tab/></text:span><text:span text:style-name="T16">ALTER DATABASE CREATE STANDBY CONTROLFILE AS</text:span><text:span text:style-name="T14"> '/tmp/STANDBY.ctl';</text:span></text:p>
      <text:p text:style-name="P47"/>
      <text:p text:style-name="P41">Standby:</text:p>
      <text:p text:style-name="P47">1. <text:span text:style-name="T6">Restore backup</text:span></text:p>
      <text:p text:style-name="P47">2. Copy standby controlfile to controlfile location specified in init.ora</text:p>
      <text:p text:style-name="P47">3. <text:span text:style-name="T6">Startup "standby" db in nomount</text:span></text:p>
      <text:p text:style-name="P47">4. Mount the database</text:p>
      <text:p text:style-name="P47"><text:tab/><text:span text:style-name="T18">ALTER DATABASE </text:span><text:span text:style-name="T8">MOUNT STANDBY DATABASE</text:span><text:span text:style-name="T18">;</text:span></text:p>
      <text:p text:style-name="P47">5. Start managed recover</text:p>
      <text:p text:style-name="P47"><text:tab/><text:span text:style-name="T8">RECOVER MANAGED STANDBY DATABASE</text:span><text:span text:style-name="T18"> DISCONNECT FROM SESSION;</text:span></text:p>
      <text:p text:style-name="P47"/>
      <text:p text:style-name="Standard">You now have a Physical Standby Database running. </text:p>
      <text:p text:style-name="P53"/>
      <text:p text:style-name="P53"/>
      <text:p text:style-name="P21"><text:span text:style-name="T6">Option 2:</text:span> Use <text:span text:style-name="T25">the </text:span>“<text:span text:style-name="T25">duplicate database for standby” command.</text:span></text:p>
      <text:p text:style-name="P20"/>
      <text:p text:style-name="P55">run {</text:p>
      <text:p text:style-name="P55"><text:s text:c="2"/><text:span text:style-name="T6">duplicate</text:span> target database <text:span text:style-name="T6">for standby from active database</text:span>;</text:p>
      <text:p text:style-name="P55">}</text:p>
      <text:p text:style-name="P52"/>
      <text:p text:style-name="P51"/>
      <text:h text:style-name="P81" text:outline-level="5"><text:bookmark-start text:name="__RefHeading__736_931882249"/>How do you troubleshoot a DataGuard system?<text:bookmark-end text:name="__RefHeading__736_931882249"/></text:h>
      <text:p text:style-name="P8"/>
      <text:p text:style-name="P57">- Archive area on the standby server filling up.</text:p>
      <text:p text:style-name="P57"/>
      <text:p text:style-name="P58">==&gt; <text:span text:style-name="T27">Fix the issue and apply the archive logs. Delete them when applied.</text:span></text:p>
      <text:p text:style-name="P57"/>
      <text:p text:style-name="P57"/>
      <text:p text:style-name="P57">- Archive files on the prod server being archived before being copied to the</text:p>
      <text:p text:style-name="P57"><text:s text:c="2"/>standby server.</text:p>
      <text:p text:style-name="P57"/>
      <text:p text:style-name="P57">==&gt; Restore the archive logs and copy then to the standby host</text:p>
      <text:p text:style-name="P57"/>
      <text:p text:style-name="P57"/>
      <text:p text:style-name="P57">- Archive logs on host but not applied to standby database</text:p>
      <text:p text:style-name="P57"/>
      <text:p text:style-name="P57">==&gt; The most likely cause is that the logfiles have not been register<text:span text:style-name="T24">ed</text:span> with the Standby Database</text:p>
      <text:p text:style-name="P46"><text:soft-page-break/></text:p>
      <text:p text:style-name="P46"><text:span text:style-name="T15">ALTER DATABASE REGISTER LOGFILE</text:span><text:span text:style-name="T14"> ‘&lt; full path of archive logfile &gt;;</text:span></text:p>
      <text:p text:style-name="P46"/>
      <text:p text:style-name="P46"/>
      <text:p text:style-name="P57">- Prod alert.log: ORA-16032: parameter destination string cannot be translated. </text:p>
      <text:p text:style-name="P57"/>
      <text:p text:style-name="P57">==&gt; Ensure that the parameter STANDBY_ARCHIVE_DEST is set correctly with </text:p>
      <text:p text:style-name="P57"><text:s text:c="4"/>the full path of the archive area on the Sdby server.</text:p>
      <text:p text:style-name="P57"/>
      <text:p text:style-name="P50"/>
      <text:h text:style-name="P82" text:outline-level="5"><text:bookmark-start text:name="__RefHeading__738_931882249"/>How do you add a datafile to a standby database?<text:bookmark-end text:name="__RefHeading__738_931882249"/></text:h>
      <text:p text:style-name="P9"/>
      <text:p text:style-name="Standard">(A new file won't be created in standby db if prod path of new file doesn't exist on standby)</text:p>
      <text:p text:style-name="P48"/>
      <text:p text:style-name="P48">1. Take Database <text:span text:style-name="T6">out of managed recovery</text:span>.</text:p>
      <text:p text:style-name="P48">2. Set standby <text:span text:style-name="T6">file management to manual</text:span>.</text:p>
      <text:p text:style-name="P48">3. <text:span text:style-name="T6">Add the datafile on </text:span><text:span text:style-name="T9">standby host</text:span>.</text:p>
      <text:p text:style-name="P48">4. Set standby file management back to auto.</text:p>
      <text:p text:style-name="P48">5. Put Database <text:span text:style-name="T6">back into managed recovery</text:span>.</text:p>
      <text:p text:style-name="P31"/>
      <text:h text:style-name="P83" text:outline-level="5"><text:bookmark-start text:name="__RefHeading__740_931882249"/>How do check the time lag of a standby database?<text:bookmark-end text:name="__RefHeading__740_931882249"/></text:h>
      <text:p text:style-name="Standard"/>
      <text:p text:style-name="P22">Get the current SCN from primary and standby database and compare the timestamps of the SCNs.</text:p>
      <text:p text:style-name="Standard"/>
      <text:p text:style-name="Standard"><text:span text:style-name="T6">Standby:</text:span> </text:p>
      <text:p text:style-name="Standard">Get the current SCN </text:p>
      <text:p text:style-name="Preformatted_20_Text"><text:span text:style-name="T22">SELECT</text:span> current_scn <text:span text:style-name="T22">FROM</text:span> v$database; </text:p>
      <text:p text:style-name="Standard"/>
      <text:p text:style-name="Standard"><text:span text:style-name="T6">Primary:</text:span> </text:p>
      <text:p text:style-name="Standard">Get the current SCN </text:p>
      <text:p text:style-name="Preformatted_20_Text"><text:span text:style-name="T22">SELECT</text:span> current_scn <text:span text:style-name="T22">FROM</text:span> v$database; </text:p>
      <text:p text:style-name="Standard"/>
      <text:p text:style-name="Standard">Get the timestamp for the current SCN </text:p>
      <text:p text:style-name="Preformatted_20_Text"><text:span text:style-name="T22">SELECT </text:span>scn_to_timestamp(current_scn) <text:span text:style-name="T22">FROM </text:span>v$database; </text:p>
      <text:p text:style-name="Standard"/>
      <text:p text:style-name="Standard">Get the timestamp for the current standby SCN </text:p>
      <text:p text:style-name="Standard">(get it here because this query will fail in the standby DB) </text:p>
      <text:p text:style-name="Preformatted_20_Text"><text:span text:style-name="T22">SELECT </text:span>scn_to_timestamp(&amp;current_standby_scn) <text:span text:style-name="T22">FROM</text:span> v$database; </text:p>
      <text:p text:style-name="Standard"/>
      <text:h text:style-name="P84" text:outline-level="5"><text:bookmark-start text:name="__RefHeading__740_9318822491"/><text:span text:style-name="T28">What are the parameters FAL_CLIENT and FAL_SERVER for</text:span>?<text:bookmark-end text:name="__RefHeading__740_9318822491"/></text:h>
      <text:p text:style-name="P24"/>
      <text:p text:style-name="P23">FAL = Fetch Archvie Log</text:p>
      <text:p text:style-name="P23"/>
      <text:p text:style-name="P23">FAL_CLIENT and FAL_SERVER are initialization parameters used to configure log gap detection and resolution at the standby database side for physical standby databases.</text:p>
      <text:p text:style-name="P23"/>
      <text:p text:style-name="P23">The standby can do its own GAP analysis and can request logs from the FAL_SERVER. </text:p>
      <text:p text:style-name="P23"/>
      <text:p text:style-name="P23">In Primary site:</text:p>
      <text:p text:style-name="P23"><text:tab/>FAL_SERVER=STANDBY</text:p>
      <text:p text:style-name="P23"><text:tab/>FAL_CLIENT=PRIMARY</text:p>
      <text:p text:style-name="P23"><text:soft-page-break/></text:p>
      <text:p text:style-name="P23">In Standby site:</text:p>
      <text:p text:style-name="P23"><text:tab/>FAL_SERVER=PRIMARY</text:p>
      <text:p text:style-name="P23"><text:tab/>FAL_CLIENT=STANDBY</text:p>
      <text:p text:style-name="P23"/>
      <text:p text:style-name="Standard"/>
      <text:p text:style-name="P6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6"><text:a xlink:type="simple" xlink:href="#__RefHeading__714_931882249" text:style-name="Index_20_Link" text:visited-style-name="Index_20_Link">1. In what protection modes can you use DataGuard?<text:tab/>1</text:a></text:p>
          <text:p text:style-name="P66"><text:a xlink:type="simple" xlink:href="#__RefHeading__716_931882249" text:style-name="Index_20_Link" text:visited-style-name="Index_20_Link">2. What failover modes can you use in DataGuard?<text:tab/>1</text:a></text:p>
          <text:p text:style-name="P66"><text:a xlink:type="simple" xlink:href="#__RefHeading__718_931882249" text:style-name="Index_20_Link" text:visited-style-name="Index_20_Link">3. How do you check the network configuration?<text:tab/>1</text:a></text:p>
          <text:p text:style-name="P66"><text:a xlink:type="simple" xlink:href="#__RefHeading__720_931882249" text:style-name="Index_20_Link" text:visited-style-name="Index_20_Link">4. How do you check the kernel parameters?<text:tab/>1</text:a></text:p>
          <text:p text:style-name="P66"><text:a xlink:type="simple" xlink:href="#__RefHeading__722_931882249" text:style-name="Index_20_Link" text:visited-style-name="Index_20_Link">5. What parameters to you need to set in a standby environment?<text:tab/>1</text:a></text:p>
          <text:p text:style-name="P66"><text:a xlink:type="simple" xlink:href="#__RefHeading__724_931882249" text:style-name="Index_20_Link" text:visited-style-name="Index_20_Link">6. Which views to you use to monitor the standby database?<text:tab/>2</text:a></text:p>
          <text:p text:style-name="P66"><text:a xlink:type="simple" xlink:href="#__RefHeading__726_931882249" text:style-name="Index_20_Link" text:visited-style-name="Index_20_Link">7. Name some DataGuard services?<text:tab/>3</text:a></text:p>
          <text:p text:style-name="P66"><text:a xlink:type="simple" xlink:href="#__RefHeading__728_931882249" text:style-name="Index_20_Link" text:visited-style-name="Index_20_Link">8. What apply services exist for standby databases?<text:tab/>3</text:a></text:p>
          <text:p text:style-name="P66"><text:a xlink:type="simple" xlink:href="#__RefHeading__730_931882249" text:style-name="Index_20_Link" text:visited-style-name="Index_20_Link">9. How do you activate a standby database?<text:tab/>3</text:a></text:p>
          <text:p text:style-name="P66"><text:a xlink:type="simple" xlink:href="#__RefHeading__732_931882249" text:style-name="Index_20_Link" text:visited-style-name="Index_20_Link">10. How do you switch over to the standby database?<text:tab/>3</text:a></text:p>
          <text:p text:style-name="P66"><text:a xlink:type="simple" xlink:href="#__RefHeading__734_931882249" text:style-name="Index_20_Link" text:visited-style-name="Index_20_Link">11. How do you create a standby database?<text:tab/>4</text:a></text:p>
          <text:p text:style-name="P66"><text:a xlink:type="simple" xlink:href="#__RefHeading__736_931882249" text:style-name="Index_20_Link" text:visited-style-name="Index_20_Link">12. How do you troubleshoot a DataGuard system?<text:tab/>4</text:a></text:p>
          <text:p text:style-name="P66"><text:a xlink:type="simple" xlink:href="#__RefHeading__738_931882249" text:style-name="Index_20_Link" text:visited-style-name="Index_20_Link">13. How do you add a datafile to a standby database?<text:tab/>5</text:a></text:p>
          <text:p text:style-name="P66"><text:a xlink:type="simple" xlink:href="#__RefHeading__740_931882249" text:style-name="Index_20_Link" text:visited-style-name="Index_20_Link">14. How do check the time lag of a standby database?<text:tab/>5</text:a></text:p>
          <text:p text:style-name="P66"><text:a xlink:type="simple" xlink:href="#__RefHeading__740_9318822491" text:style-name="Index_20_Link" text:visited-style-name="Index_20_Link">15. What are the parameters FAL_CLIENT and FAL_SERVER for?<text:tab/>5</text:a></text:p>
        </text:index-body>
      </text:table-of-conten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officeooo:rsid="0032451b"/>
    </style:style>
    <style:page-layout style:name="Mpm1">
      <style:page-layout-properties fo:page-width="21.001cm" fo:page-height="29.7cm" style:num-format="1" style:print-orientation="portrait" fo:margin-top="1.6cm" fo:margin-bottom="1.6cm" fo:margin-left="1.799cm" fo:margin-right="1.7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DataGuard ---<text:tab/><text:tab/></text:span><text:page-number text:select-page="current">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do </meta:initial-creator>
    <meta:creation-date>2014-12-07T08:55:23.547408200</meta:creation-date>
    <dc:date>2018-03-20T14:02:54.115664783</dc:date>
    <meta:editing-duration>PT2H36M</meta:editing-duration>
    <meta:editing-cycles>49</meta:editing-cycles>
    <meta:generator>LibreOffice/5.3.1.2$Linux_X86_64 LibreOffice_project/30m0$Build-2</meta:generator>
    <meta:document-statistic meta:table-count="0" meta:image-count="0" meta:object-count="0" meta:page-count="7" meta:paragraph-count="187" meta:word-count="1310" meta:character-count="8701" meta:non-whitespace-character-count="7162"/>
  </office:meta>
</office:document-meta>
</file>